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3: Read and Write a blog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9218250047298806522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289311388996447547" text:style-name="WW8Num4">
        <text:list-header>
          <text:p text:style-name="P8"/>
        </text:list-header>
      </text:list>
      <text:p text:style-name="P2"/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4646239278505400956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44:55.92</dc:date>
    <meta:editing-cycles>7</meta:editing-cycles>
    <meta:editing-duration>PT8M18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24"/>
  </office:meta>
</office:document-meta>
</file>